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000000320000001FE2BDE3115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1.4in" style:rel-column-width="13106*"/>
    </style:style>
    <style:style style:name="Table5.B" style:family="table-column">
      <style:table-column-properties style:column-width="1.4in" style:rel-column-width="13107*"/>
    </style:style>
    <style:style style:name="Table5.D" style:family="table-column">
      <style:table-column-properties style:column-width="2.8in" style:rel-column-width="2621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7in" style:rel-column-width="6553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text-properties fo:font-weight="bold" style:font-weight-asian="bold" style:font-weight-complex="bold"/>
    </style:style>
    <style:style style:name="P14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5" style:family="paragraph" style:parent-style-name="DocText">
      <style:text-properties style:text-position="0% 100%"/>
    </style:style>
    <style:style style:name="P16" style:family="paragraph" style:parent-style-name="DocText">
      <style:text-properties style:text-position="0% 100%" style:font-name="DejaVu Sans"/>
    </style:style>
    <style:style style:name="P17" style:family="paragraph" style:parent-style-name="DocText">
      <style:paragraph-properties fo:break-before="page"/>
    </style:style>
    <style:style style:name="P18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9" style:family="paragraph" style:parent-style-name="DocText">
      <style:paragraph-properties fo:margin-top="0in" fo:margin-bottom="0in" style:contextual-spacing="false"/>
    </style:style>
    <style:style style:name="P20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1" style:family="paragraph" style:parent-style-name="DocDefinition">
      <style:text-properties style:text-position="0% 100%" style:font-name="DejaVu Sans"/>
    </style:style>
    <style:style style:name="P22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4" style:family="paragraph" style:parent-style-name="DocHeading1">
      <style:paragraph-properties fo:break-before="page"/>
    </style:style>
    <style:style style:name="P25" style:family="paragraph" style:parent-style-name="DocText" style:list-style-name="L1"/>
    <style:style style:name="P26" style:family="paragraph" style:parent-style-name="DocTitle" style:master-page-name="Title_20_Page">
      <style:paragraph-properties style:page-number="auto"/>
    </style:style>
    <style:style style:name="P27" style:family="paragraph">
      <style:paragraph-properties fo:text-align="center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DejaVu Sans"/>
    </style:style>
    <style:style style:name="T5" style:family="text">
      <style:text-properties style:text-position="sub 58%" style:font-name="DejaVu Sans"/>
    </style:style>
    <style:style style:name="T6" style:family="text">
      <style:text-properties style:text-position="sub 58%" style:font-name="Garamond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DejaVu Sans"/>
    </style:style>
    <style:style style:name="T9" style:family="text">
      <style:text-properties style:text-position="0% 100%" style:font-name="Garamond"/>
    </style:style>
    <style:style style:name="T10" style:family="text">
      <style:text-properties style:font-name="DejaVu Sans"/>
    </style:style>
    <style:style style:name="T11" style:family="text">
      <style:text-properties style:font-name="Garamon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DejaVu Sans"/>
    </style:style>
    <style:style style:name="T14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5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6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7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6"><draw:rect text:anchor-type="paragraph" draw:z-index="27" draw:style-name="gr3" draw:text-style-name="P27" svg:width="0.4898in" svg:height="8.7087in" svg:x="-0.0016in" svg:y="0.0083in"><text:p/></draw:rect>oFreq Dynamics</text:p>
      <text:p text:style-name="DocSubtitle">Hydrodynamic Input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icholas Barczak</text:p>
      <text:p text:style-name="P14">April 14, 2013</text:p>
      <text:p text:style-name="P14">Rev: <text:s/>1.0</text:p>
      <text:p text:style-name="P14">DMS1303-001-110-06</text:p>
      <text:p text:style-name="P18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0">Revision</text:p>
            </table:table-cell>
            <table:table-cell table:style-name="Table3.A1" office:value-type="string">
              <text:p text:style-name="P20">Date</text:p>
            </table:table-cell>
            <table:table-cell table:style-name="Table3.A1" office:value-type="string">
              <text:p text:style-name="P20">Changes</text:p>
            </table:table-cell>
            <table:table-cell table:style-name="Table3.D1" office:value-type="string">
              <text:p text:style-name="P20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9">1.00</text:p>
          </table:table-cell>
          <table:table-cell table:style-name="Table3.B2" office:value-type="string">
            <text:p text:style-name="P19">Apr 14, 2013</text:p>
          </table:table-cell>
          <table:table-cell table:style-name="Table3.C6" office:value-type="string">
            <text:p text:style-name="P19">Initial Issue</text:p>
          </table:table-cell>
          <table:table-cell table:style-name="Table3.D6" office:value-type="string">
            <text:p text:style-name="P19">Nicholas Barczak</text:p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cience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cience (DMS).</text:p>
            <text:p text:style-name="P7">May not be used for construction or provided to any third parties without prior written consent. <text:s/></text:p>
            <text:p text:style-name="P7">Copyright 2012, Datawave Marine Science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3"><text:s/>1 Introduction<text:tab/>4</text:p>
          <text:p text:style-name="P23"><text:s/>2 Input Types<text:tab/>4</text:p>
          <text:p text:style-name="P23"><text:s/>3 Wave Force Processing<text:tab/>4</text:p>
          <text:p text:style-name="P22"><text:s/>3.1 Interpolation Function<text:tab/>5</text:p>
          <text:p text:style-name="P22"><text:s/>3.2 Interpolate Wave Direction<text:tab/>6</text:p>
          <text:p text:style-name="P22"><text:s/>3.3 Interpolate Wave Frequency<text:tab/>6</text:p>
          <text:p text:style-name="P22"><text:s/>3.4 Scale Wave Amplitude<text:tab/>7</text:p>
          <text:p text:style-name="P23"><text:s/>4 Outputs<text:tab/>8</text:p>
          <text:p text:style-name="P23"><text:s/>5 Conclusion<text:tab/>9</text:p>
          <text:p text:style-name="P23"><text:s/>6 References<text:tab/>10</text:p>
        </text:index-body>
      </text:table-of-content>
      <text:p text:style-name="DocText"/>
      <text:h text:style-name="P24" text:outline-level="1">Introduction</text:h>
      <text:p text:style-name="DocText"/>
      <text:p text:style-name="DocText"/>
      <text:h text:style-name="DocHeading1" text:outline-level="1">Input Types</text:h>
      <text:p text:style-name="Text_20_body">There are six major forces retrieved from a hydrodynamic database. <text:s/></text:p>
      <text:p text:style-name="DocCaption">Table <text:sequence text:ref-name="refTable0" text:name="Table" text:formula="ooow:Table+1" style:num-format="1">2.1</text:sequence>: <text:s/>Hydrodynamic Forces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13">Force Name</text:p>
          </table:table-cell>
          <table:table-cell table:style-name="Table5.A1" office:value-type="string">
            <text:p text:style-name="P13">Variable Type</text:p>
          </table:table-cell>
          <table:table-cell table:style-name="Table5.A1" office:value-type="string">
            <text:p text:style-name="P13">Object Type</text:p>
          </table:table-cell>
          <table:table-cell table:style-name="Table5.D1" office:value-type="string">
            <text:p text:style-name="P13">Associated Derivative</text:p>
          </table:table-cell>
        </table:table-row>
        <table:table-row>
          <table:table-cell table:style-name="Table5.A2" office:value-type="string">
            <text:p text:style-name="DocText">Added mass</text:p>
          </table:table-cell>
          <table:table-cell table:style-name="Table5.A2" office:value-type="string">
            <text:p text:style-name="DocText">Double</text:p>
          </table:table-cell>
          <table:table-cell table:style-name="Table5.A2" office:value-type="string">
            <text:p text:style-name="DocText">Hydrodynamic Reaction Force</text:p>
          </table:table-cell>
          <table:table-cell table:style-name="Table5.D2" office:value-type="string">
            <text:p text:style-name="DocText">2<text:span text:style-name="T2">nd</text:span> order derivative</text:p>
          </table:table-cell>
        </table:table-row>
        <table:table-row>
          <table:table-cell table:style-name="Table5.A2" office:value-type="string">
            <text:p text:style-name="DocText">Added damping</text:p>
          </table:table-cell>
          <table:table-cell table:style-name="Table5.A2" office:value-type="string">
            <text:p text:style-name="DocText">Double</text:p>
          </table:table-cell>
          <table:table-cell table:style-name="Table5.A2" office:value-type="string">
            <text:p text:style-name="DocText">Hydrodynamic Reaction Force</text:p>
          </table:table-cell>
          <table:table-cell table:style-name="Table5.D2" office:value-type="string">
            <text:p text:style-name="DocText">1<text:span text:style-name="T2">st</text:span> order derivative</text:p>
          </table:table-cell>
        </table:table-row>
        <table:table-row>
          <table:table-cell table:style-name="Table5.A2" office:value-type="string">
            <text:p text:style-name="DocText">Hydrostatic spring</text:p>
          </table:table-cell>
          <table:table-cell table:style-name="Table5.A2" office:value-type="string">
            <text:p text:style-name="DocText">Double</text:p>
          </table:table-cell>
          <table:table-cell table:style-name="Table5.A2" office:value-type="string">
            <text:p text:style-name="DocText">Hydrodynamic Reaction Force</text:p>
          </table:table-cell>
          <table:table-cell table:style-name="Table5.D2" office:value-type="string">
            <text:p text:style-name="DocText">0<text:span text:style-name="T2">th</text:span> order derivative</text:p>
          </table:table-cell>
        </table:table-row>
        <table:table-row>
          <table:table-cell table:style-name="Table5.A2" office:value-type="string">
            <text:p text:style-name="DocText">Cross-body mass</text:p>
          </table:table-cell>
          <table:table-cell table:style-name="Table5.A2" office:value-type="string">
            <text:p text:style-name="DocText">Double</text:p>
          </table:table-cell>
          <table:table-cell table:style-name="Table5.A2" office:value-type="string">
            <text:p text:style-name="DocText">Hydrodynamic Cross-Body Force</text:p>
          </table:table-cell>
          <table:table-cell table:style-name="Table5.D2" office:value-type="string">
            <text:p text:style-name="DocText">2<text:span text:style-name="T2">nd</text:span> order derivative</text:p>
          </table:table-cell>
        </table:table-row>
        <table:table-row>
          <table:table-cell table:style-name="Table5.A2" office:value-type="string">
            <text:p text:style-name="DocText">Cross-body damping</text:p>
          </table:table-cell>
          <table:table-cell table:style-name="Table5.A2" office:value-type="string">
            <text:p text:style-name="DocText">Double</text:p>
          </table:table-cell>
          <table:table-cell table:style-name="Table5.A2" office:value-type="string">
            <text:p text:style-name="DocText">Hydrodynamic Cross-Body Force</text:p>
          </table:table-cell>
          <table:table-cell table:style-name="Table5.D2" office:value-type="string">
            <text:p text:style-name="DocText">1<text:span text:style-name="T2">st</text:span> order derivative</text:p>
          </table:table-cell>
        </table:table-row>
        <table:table-row>
          <table:table-cell table:style-name="Table5.A2" office:value-type="string">
            <text:p text:style-name="DocText">Excitation force</text:p>
          </table:table-cell>
          <table:table-cell table:style-name="Table5.A2" office:value-type="string">
            <text:p text:style-name="DocText">Complex</text:p>
          </table:table-cell>
          <table:table-cell table:style-name="Table5.A2" office:value-type="string">
            <text:p text:style-name="DocText">Hydrodynamic Active Force</text:p>
          </table:table-cell>
          <table:table-cell table:style-name="Table5.D2" office:value-type="string">
            <text:p text:style-name="DocText">No derivative. <text:s/>Constant value.</text:p>
          </table:table-cell>
        </table:table-row>
      </table:table>
      <text:p text:style-name="DocText"/>
      <text:p text:style-name="DocText">Each one of these forces is actually a 6x6 matrix of coefficients relating force to motion variables. <text:s/>Be aware that each coefficient will vary with wave direction and wave frequency. <text:s/>And some of the coefficients also vary with wave amplitude. <text:s/>The coefficients retrieved from the databases are generic. <text:s/>They must be processed to produce a set of coefficients specific to the given run of oFreq.</text:p>
      <text:h text:style-name="DocHeading1" text:outline-level="1">Wave Force Processing</text:h>
      <text:p text:style-name="DocText">There are several major steps to process wave forces correctly for input into a dynamic solver.</text:p>
      <text:list xml:id="list1108610330" text:style-name="L1">
        <text:list-item>
          <text:p text:style-name="P25">Interpolate for wave direction</text:p>
        </text:list-item>
        <text:list-item>
          <text:p text:style-name="P25">Interpolate for wave frequency</text:p>
        </text:list-item>
        <text:list-item>
          <text:p text:style-name="P25"><text:soft-page-break/>Scale wave amplitude</text:p>
        </text:list-item>
      </text:list>
      <text:p text:style-name="DocText">The first two steps require use of a generic interpolation function, which is defined in the next section.</text:p>
      <text:h text:style-name="DocHeading2" text:outline-level="2">Interpolation Function</text:h>
      <text:p text:style-name="DocText">An interpolation function finds data points within a given data and interpolates to return some value between the data points. <text:s/>The following function is a linear interpolation; it assumes a straight line between the two data points.</text:p>
      <text:p text:style-name="DocEquation"><draw:frame draw:style-name="fr3" draw:name="Object8" text:anchor-type="as-char" svg:width="1.4535in" svg:height="0.2in" draw:z-index="28"><draw:object xlink:href="./Object 8" xlink:type="simple" xlink:show="embed" xlink:actuate="onLoad"/><draw:image xlink:href="./ObjectReplacements/Object 8" xlink:type="simple" xlink:show="embed" xlink:actuate="onLoad"/></draw:frame><text:tab/>Equation <text:sequence text:ref-name="refEquation0" text:name="Equation" text:formula="ooow:Equation+1" style:num-format="1">3.1</text:sequence></text:p>
      <text:p text:style-name="DocDefinition">Where:</text:p>
      <text:p text:style-name="DocDefinition">out = <text:tab/>Output from interpolation function.</text:p>
      <text:p text:style-name="DocDefinition">x = <text:tab/>Input variable that you want to interpolate into your data set.</text:p>
      <text:p text:style-name="DocDefinition">data = <text:tab/>Data set that you want to interpolate for. <text:s/>Should be a two column array (independent and dependent variable).</text:p>
      <text:p text:style-name="DocText"/>
      <text:p text:style-name="DocText">Start by searching through the data set and find the two entries for the independent variable which are closest to the input value of x<text:span text:style-name="T7">. <text:s/>It is safe to assume that the data is in sequential order. <text:s/>After those two entries are found, apply </text:span><text:span text:style-name="T7"><text:sequence-ref text:reference-format="category-and-value" text:ref-name="refEquation1">Equation 3.2</text:sequence-ref></text:span><text:span text:style-name="T7"> through </text:span><text:span text:style-name="T7"><text:sequence-ref text:reference-format="category-and-value" text:ref-name="refEquation3">Equation 3.4</text:sequence-ref></text:span><text:span text:style-name="T7">.</text:span></text:p>
      <text:p text:style-name="DocEquation"><draw:frame draw:style-name="fr2" draw:name="Object1" text:anchor-type="as-char" svg:width="0.8465in" svg:height="0.4425in" draw:z-index="19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1" text:name="Equation" text:formula="ooow:Equation+1" style:num-format="1">3.2</text:sequence></text:p>
      <text:p text:style-name="DocDefinition">Where:</text:p>
      <text:p text:style-name="DocDefinition">m = <text:tab/>Slope of interpolation.</text:p>
      <text:p text:style-name="DocDefinition">Y<text:span text:style-name="T3">2</text:span><text:span text:style-name="T7">, Y</text:span><text:span text:style-name="T3">1</text:span><text:span text:style-name="T7"> = <text:tab/>Data point for dependent variable of interpolation.</text:span></text:p>
      <text:p text:style-name="DocDefinition"><text:span text:style-name="T7">x</text:span><text:span text:style-name="T3">2</text:span><text:span text:style-name="T7">, x</text:span><text:span text:style-name="T3">1</text:span><text:span text:style-name="T7"> = <text:tab/>Corresponding data points for independent variable of interpolation.</text:span></text:p>
      <text:p text:style-name="P15"/>
      <text:p text:style-name="DocEquation"><draw:frame draw:style-name="fr2" draw:name="Object2" text:anchor-type="as-char" svg:width="0.8937in" svg:height="0.2091in" draw:z-index="20"><draw:object xlink:href="./Object 2" xlink:type="simple" xlink:show="embed" xlink:actuate="onLoad"/><draw:image xlink:href="./ObjectReplacements/Object 2" xlink:type="simple" xlink:show="embed" xlink:actuate="onLoad"/></draw:frame><text:tab/>Equation <text:sequence text:ref-name="refEquation2" text:name="Equation" text:formula="ooow:Equation+1" style:num-format="1">3.3</text:sequence></text:p>
      <text:p text:style-name="DocDefinition">Where:</text:p>
      <text:p text:style-name="DocDefinition">b = <text:tab/>Zero intercept for interpolation.</text:p>
      <text:p text:style-name="DocText"/>
      <text:p text:style-name="DocEquation"><draw:frame draw:style-name="fr2" draw:name="Object3" text:anchor-type="as-char" svg:width="1.0547in" svg:height="0.1846in" draw:z-index="21"><draw:object xlink:href="./Object 3" xlink:type="simple" xlink:show="embed" xlink:actuate="onLoad"/><draw:image xlink:href="./ObjectReplacements/Object 3" xlink:type="simple" xlink:show="embed" xlink:actuate="onLoad"/></draw:frame><text:tab/>Equation <text:sequence text:ref-name="refEquation3" text:name="Equation" text:formula="ooow:Equation+1" style:num-format="1">3.4</text:sequence></text:p>
      <text:p text:style-name="DocText">Where:</text:p>
      <text:p text:style-name="DocDefinition">x<text:span text:style-name="T7"> = <text:tab/>Input variable for interpolation</text:span></text:p>
      <text:p text:style-name="DocText"/>
      <text:p text:style-name="DocText">The output is a single value interpolated to match the provided input value of x.</text:p>
      <text:h text:style-name="DocHeading3" text:outline-level="3">Error checking</text:h>
      <text:p text:style-name="Text_20_body">If the input value of x<text:span text:style-name="T7"> falls outside the range of values supplied, do not interpolate. <text:s/></text:span><text:soft-page-break/><text:span text:style-name="T7">Just return out the entry in the data set which is closest to the supplied input variable. <text:s/>There may also be a need to write a warning to a log file. <text:s/>This is not </text:span><text:span text:style-name="T7">necessarily a critical error, depending on how the user setup the problem. <text:s/>But it can produce misleading results.</text:span></text:p>
      <text:h text:style-name="DocHeading2" text:outline-level="2">Interpolate Wave Direction</text:h>
      <text:p text:style-name="DocText">The first step is to interpolate wave direction. <text:s/>Each wave force must be interpolated for wave direction (added mass, added damping, hydrostatic spring, cross-body mass, cross-body damping, and excitation force). <text:s/>The input is a selected wave angle, <text:span text:style-name="T10">α</text:span><text:span text:style-name="T11">, measured in radians. <text:s/>Each hydrodynamic databases will contain one of more hydrodynamic directions. <text:s/></text:span></text:p>
      <text:p text:style-name="DocEquation"><draw:frame draw:style-name="fr3" draw:name="Object9" text:anchor-type="as-char" svg:width="2.0791in" svg:height="0.2134in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8" text:name="Equation" text:formula="ooow:Equation+1" style:num-format="1">3.5</text:sequence></text:p>
      <text:p text:style-name="DocDefinition">Where:</text:p>
      <text:p text:style-name="DocDefinition">out = <text:tab/>Output from interpolation function.</text:p>
      <text:p text:style-name="DocDefinition"><text:span text:style-name="T10">α </text:span>= <text:tab/>Input variable wave direction [radians], measured with 0 = True North.</text:p>
      <text:p text:style-name="DocDefinition"><text:span text:style-name="T11">data</text:span><text:span text:style-name="T6">WaveDirection</text:span><text:span text:style-name="T11"> = <text:tab/>Data set for wave forces, varying with wave direction. <text:s/></text:span></text:p>
      <text:p text:style-name="DocText"><text:span text:style-name="T11"/></text:p>
      <text:p text:style-name="DocText"><text:span text:style-name="T11">This interpolation is repeated for every required wave frequency and every given wave amplitude available within the supplied hydrodynamic databases. <text:s/>However, there is an opportunity to reduce the amount of data processing and reduce program efficiency. <text:s/>The program can pre-condition the data by first selecting only the necessary data points. <text:s/>For each wave direction, the program will need the two wave frequencies that are closest to the supplied input frequency. <text:s/>The program will also only need the two wave amplitudes that are closest to the supplied wave amplitude. <text:s/>This reduces the data set drastically down to just 2 frequencies for each direction, and 2 wave amplitudes (8 data points total).</text:span></text:p>
      <text:h text:style-name="DocHeading3" text:outline-level="3"><text:span text:style-name="T11">Error Checking</text:span></text:h>
      <text:p text:style-name="DocText"><text:span text:style-name="T11">If only one wave direction is available within the hydrodynamic database, it is acceptable to just use that direction for the output data. <text:s/>But a warning should be written to a log file. <text:s/></text:span></text:p>
      <text:h text:style-name="DocHeading2" text:outline-level="2">Interpolate Wave Frequency</text:h>
      <text:p text:style-name="Text_20_body">The next step is to interpolate wave frequency. <text:s/>Use the set of data just generated by interpolating wave direction. <text:s/>That should give one data point for each wave frequency (or only two data points if the data was pre-conditioned to only include the two closest frequencies.) <text:s/>This data is supplied for each considered wave amplitude. <text:s/>Perform this interpolation for each type of force. <text:s/>For each force type, you will obtain a single value of force for the specified wave direction and wave frequency. <text:s/></text:p>
      <text:p text:style-name="Text_20_body">This completes the processing of all forces from the hydrodynamic database, except the wave excitation force. <text:s/>The wave excitation force must be scaled for <text:soft-page-break/>wave amplitude.</text:p>
      <text:h text:style-name="DocHeading2" text:outline-level="2">Scale Wave Amplitude</text:h>
      <text:p text:style-name="Text_20_body"><text:span text:style-name="T12">Only the wave excitation force is scaled with wave amplitude.</text:span> <text:s/>All other force types bypass this step of wave scaling. <text:s/>Each hydrodynamic database will have full values for each wave force type, but the wave excitation force is the only one which will vary with wave amplitude. <text:s/>All other force types will be identical for each hydrodynamic database. <text:s/>The wave excitation force is scaled in the following manner.</text:p>
      <text:p text:style-name="Text_20_body">If only one hydrodynamic database is provided, follow method A. <text:s/>If more than one database is provided, follow method B. <text:s/>The difference between the two methods is that method A assumes linear wave scaling. <text:s/>Without any further data, this is a reasonable assumption. <text:s/>Wave forces scale approximately linear to wave amplitude. <text:s/>But not perfectly linearly. <text:s/>Method B compares the data sets to determine the level of non-linearity and account for it in the wave scaling.</text:p>
      <text:h text:style-name="DocHeading3" text:outline-level="3">Method A – Linear Wave Scaling</text:h>
      <text:p text:style-name="Text_20_body">The first method is simple linear wave scaling. <text:s/>The wave force is scaled up by the ratio of wave amplitudes. </text:p>
      <text:p text:style-name="DocEquation"><draw:frame draw:style-name="fr2" draw:name="Object4" text:anchor-type="as-char" svg:width="0.9654in" svg:height="0.4134in" draw:z-index="22"><draw:object xlink:href="./Object 4" xlink:type="simple" xlink:show="embed" xlink:actuate="onLoad"/><draw:image xlink:href="./ObjectReplacements/Object 4" xlink:type="simple" xlink:show="embed" xlink:actuate="onLoad"/></draw:frame><text:tab/>Equation <text:sequence text:ref-name="refEquation4" text:name="Equation" text:formula="ooow:Equation+1" style:num-format="1">3.6</text:sequence></text:p>
      <text:p text:style-name="DocDefinition">Where:</text:p>
      <text:p text:style-name="DocDefinition"><text:span text:style-name="T10">ζ</text:span><text:span text:style-name="T11"> = <text:tab/>Wave amplitude for this run of oFreq.</text:span></text:p>
      <text:p text:style-name="DocDefinition"><text:span text:style-name="T10">ζ</text:span><text:span text:style-name="T4">0</text:span><text:span text:style-name="T11"> = <text:tab/>Reference wave amplitude used to generate the hydrodynamic database.</text:span></text:p>
      <text:p text:style-name="DocDefinition"><text:span text:style-name="T11">F</text:span><text:span text:style-name="T6">0</text:span><text:span text:style-name="T9"> = <text:tab/>Reference wave force obtained from interpolation of the hydrodynamic database.</text:span></text:p>
      <text:p text:style-name="Text_20_body"><text:span text:style-name="T11"/></text:p>
      <text:h text:style-name="DocHeading3" text:outline-level="3">Method B – Non-linear Wave Scaling</text:h>
      <text:p text:style-name="Text_20_body">Some hydrodynamic runs consider non-linear effects of wave amplitude. <text:s/>oFreq should be able to recognize these non-linear effects and take advantage of the additional accuracy that they represent. <text:s/>To do this, oFreq must use non-linear wave scaling.</text:p>
      <text:p text:style-name="Text_20_body">Start by finding the two wave amplitudes closest to the input wave amplitude. Then interpolate with <text:sequence-ref text:reference-format="category-and-value" text:ref-name="refEquation5">Equation 3.7</text:sequence-ref> through <text:sequence-ref text:reference-format="category-and-value" text:ref-name="refEquation7">Equation 3.9</text:sequence-ref>.</text:p>
      <text:p text:style-name="Text_20_body"/>
      <text:p text:style-name="DocEquation"><text:soft-page-break/><draw:frame draw:style-name="fr2" draw:name="Object5" text:anchor-type="as-char" svg:width="0.7866in" svg:height="0.9492in" draw:z-index="23"><draw:object xlink:href="./Object 5" xlink:type="simple" xlink:show="embed" xlink:actuate="onLoad"/><draw:image xlink:href="./ObjectReplacements/Object 5" xlink:type="simple" xlink:show="embed" xlink:actuate="onLoad"/></draw:frame><text:tab/>Equation <text:sequence text:ref-name="refEquation5" text:name="Equation" text:formula="ooow:Equation+1" style:num-format="1">3.7</text:sequence></text:p>
      <text:p text:style-name="DocDefinition">Where:</text:p>
      <text:p text:style-name="DocDefinition">F<text:span text:style-name="T3">1</text:span><text:span text:style-name="T7">, F</text:span><text:span text:style-name="T3">2</text:span><text:span text:style-name="T7"> = <text:tab/>Force data points from hydrodynamic database.</text:span></text:p>
      <text:p text:style-name="DocDefinition"><text:span text:style-name="T8">ζ</text:span><text:span text:style-name="T4">1</text:span><text:span text:style-name="T8">, ζ</text:span><text:span text:style-name="T4">2</text:span><text:span text:style-name="T8"> = <text:tab/>Wave amplitude data points from hydrodynamic database.</text:span></text:p>
      <text:p text:style-name="P21">γ = <text:tab/>Exponent of non-linearity. (If γ = 1, then it is a linear scaling.)</text:p>
      <text:p text:style-name="P16"/>
      <text:p text:style-name="DocEquation"><text:span text:style-name="T8"><draw:frame draw:style-name="fr2" draw:name="Object6" text:anchor-type="as-char" svg:width="0.5492in" svg:height="0.4291in" draw:z-index="24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tab/>Equation </text:span><text:span text:style-name="T8"><text:sequence text:ref-name="refEquation6" text:name="Equation" text:formula="ooow:Equation+1" style:num-format="1">3.8</text:sequence></text:span></text:p>
      <text:p text:style-name="P21">Where:</text:p>
      <text:p text:style-name="P21">A = <text:tab/>Slope of non-linear scaling</text:p>
      <text:p text:style-name="P16"/>
      <text:p text:style-name="DocEquation"><text:span text:style-name="T8"><draw:frame draw:style-name="fr2" draw:name="Object7" text:anchor-type="as-char" svg:width="0.7484in" svg:height="0.1854in" draw:z-index="25"><draw:object xlink:href="./Object 7" xlink:type="simple" xlink:show="embed" xlink:actuate="onLoad"/><draw:image xlink:href="./ObjectReplacements/Object 7" xlink:type="simple" xlink:show="embed" xlink:actuate="onLoad"/></draw:frame></text:span><text:span text:style-name="T8"><text:tab/>Equation </text:span><text:span text:style-name="T8"><text:sequence text:ref-name="refEquation7" text:name="Equation" text:formula="ooow:Equation+1" style:num-format="1">3.9</text:sequence></text:span></text:p>
      <text:p text:style-name="P21">Where:</text:p>
      <text:p text:style-name="P21">ζ = <text:tab/>Input value for wave amplitude.</text:p>
      <text:p text:style-name="DocText"/>
      <text:h text:style-name="DocHeading1" text:outline-level="1">Outputs</text:h>
      <text:p text:style-name="Text_20_body">The final outputs are a set of seven forces, each specific to the given wave frequency, wave direction, and wave amplitude. <text:s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DocText">Added mass</text:p>
          </table:table-cell>
        </table:table-row>
        <table:table-row>
          <table:table-cell table:style-name="Table6.A2" office:value-type="string">
            <text:p text:style-name="DocText">Added damping</text:p>
          </table:table-cell>
        </table:table-row>
        <table:table-row>
          <table:table-cell table:style-name="Table6.A2" office:value-type="string">
            <text:p text:style-name="DocText">Hydrostatic spring</text:p>
          </table:table-cell>
        </table:table-row>
        <table:table-row>
          <table:table-cell table:style-name="Table6.A2" office:value-type="string">
            <text:p text:style-name="DocText">Cross-body mass</text:p>
          </table:table-cell>
        </table:table-row>
        <table:table-row>
          <table:table-cell table:style-name="Table6.A2" office:value-type="string">
            <text:p text:style-name="DocText">Cross-body damping</text:p>
          </table:table-cell>
        </table:table-row>
        <table:table-row>
          <table:table-cell table:style-name="Table6.A2" office:value-type="string">
            <text:p text:style-name="DocText">Excitation force</text:p>
          </table:table-cell>
        </table:table-row>
      </table:table>
      <text:p text:style-name="DocText"/>
      <text:p text:style-name="DocText">In reality, each one of these forces is a 6x6 matrix of values. <text:s/>Each value went through the conditioning process presented in this document.</text:p>
      <text:h text:style-name="DocHeading1" text:outline-level="1"><text:soft-page-break/>Conclusion</text:h>
      <text:p text:style-name="Text_20_body">This document presented the process to take a generalized database of hydrodynamic forces and convert them into a set of forces specific to the given user inputs. <text:s/>This process repeats for every single wave frequency and direction because inputs for wave environments can vary the wave amplitude with each frequency and direction.</text:p>
      <text:p text:style-name="DocText"/>
      <text:p text:style-name="P17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Definition" style:family="paragraph" style:parent-style-name="DocText" style:next-style-name="DocText" style:master-page-name="">
      <style:paragraph-properties fo:margin="100%" fo:margin-left="1in" fo:margin-right="0in" fo:margin-top="0in" fo:margin-bottom="0in" style:contextual-spacing="false" fo:text-indent="-0.5in" style:auto-text-indent="false" style:page-number="auto">
        <style:tab-stops/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26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Hydrodynamic Input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110-06</text:p>
            </table:table-cell>
            <table:table-cell table:style-name="Table1.A1" office:value-type="string">
              <text:p text:style-name="MP4">Apr 8, 2013</text:p>
            </table:table-cell>
          </table:table-row>
        </table:table>
        <text:p text:style-name="Header"/>
      </style:header>
      <style:footer>
        <text:p text:style-name="MP5"><draw:line text:anchor-type="paragraph" draw:z-index="8" draw:style-name="Mgr1" draw:text-style-name="MP6" svg:x1="0.011in" svg:y1="0.0102in" svg:x2="6.9244in" svg:y2="0.0102in"><text:p/></draw:line><text:span text:style-name="MT1"><text:file-name text:display="name-and-extension">110-06 Hydrodynamic Inputs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0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9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4-08T20:36:34</meta:creation-date>
    <meta:editing-cycles>23</meta:editing-cycles>
    <meta:editing-duration>PT2H21M7S</meta:editing-duration>
    <dc:date>2013-04-14T15:41:19</dc:date>
    <meta:document-statistic meta:table-count="6" meta:image-count="2" meta:object-count="9" meta:page-count="10" meta:paragraph-count="150" meta:word-count="1382" meta:character-count="8633" meta:non-whitespace-character-count="73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m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</mfrac>
      </mrow>
    </mrow>
    <annotation encoding="StarMath 5.0">m = {Y_2 - Y_1} over {x_2 - x_1}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sub>
            <mi>Y</mi>
            <mn>1</mn>
          </msub>
          <mo stretchy="false">−</mo>
          <mi>m</mi>
        </mrow>
      </mrow>
      <msub>
        <mi>x</mi>
        <mn>1</mn>
      </msub>
    </mrow>
    <annotation encoding="StarMath 5.0">b = Y_1 - m x_1</annotation>
  </semantics>
</math>
</file>

<file path=Object 3/content.xml><?xml version="1.0" encoding="utf-8"?>
<math xmlns="http://www.w3.org/1998/Math/MathML">
  <semantics>
    <mrow>
      <mrow>
        <mi mathvariant="italic">interp</mi>
        <mo stretchy="false">=</mo>
        <mi>m</mi>
      </mrow>
      <mrow>
        <mi>x</mi>
        <mo stretchy="false">+</mo>
        <mi>b</mi>
      </mrow>
    </mrow>
    <annotation encoding="StarMath 5.0">interp = m x + b</annotation>
  </semantics>
</math>
</file>

<file path=Object 4/content.xml><?xml version="1.0" encoding="utf-8"?>
<math xmlns="http://www.w3.org/1998/Math/MathML">
  <semantics>
    <mrow>
      <mrow>
        <msub>
          <mi>F</mi>
          <mi mathvariant="italic">out</mi>
        </msub>
        <mo stretchy="false">=</mo>
        <msub>
          <mi>F</mi>
          <mn>0</mn>
        </msub>
      </mrow>
      <mfenced open="(" close=")">
        <mrow>
          <mfrac>
            <mo stretchy="false">ζ</mo>
            <msub>
              <mo stretchy="false">ζ</mo>
              <mn>0</mn>
            </msub>
          </mfrac>
        </mrow>
      </mfenced>
    </mrow>
    <annotation encoding="StarMath 5.0">F_out = F_0 left ( %zeta over %zeta_0 right )</annotation>
  </semantics>
</math>
</file>

<file path=Object 5/content.xml><?xml version="1.0" encoding="utf-8"?>
<math xmlns="http://www.w3.org/1998/Math/MathML">
  <semantics>
    <mrow>
      <mrow>
        <mo stretchy="false">γ</mo>
        <mo stretchy="false">=</mo>
        <mfrac>
          <mrow>
            <mi>ln</mi>
            <mfenced open="∣" close="∣">
              <mrow>
                <mfrac>
                  <msub>
                    <mi>F</mi>
                    <mn>2</mn>
                  </msub>
                  <msub>
                    <mi>F</mi>
                    <mn>1</mn>
                  </msub>
                </mfrac>
              </mrow>
            </mfenced>
          </mrow>
          <mrow>
            <mi>ln</mi>
            <mfenced open="∣" close="∣">
              <mrow>
                <mfrac>
                  <msub>
                    <mo stretchy="false">ζ</mo>
                    <mn>2</mn>
                  </msub>
                  <msub>
                    <mo stretchy="false">ζ</mo>
                    <mn>1</mn>
                  </msub>
                </mfrac>
              </mrow>
            </mfenced>
          </mrow>
        </mfrac>
      </mrow>
    </mrow>
    <annotation encoding="StarMath 5.0">%gamma = {ln left lline F_2 over F_1 right rline} over {ln left lline %zeta_2 over %zeta_1 right lline}</annotation>
  </semantics>
</math>
</file>

<file path=Object 6/content.xml><?xml version="1.0" encoding="utf-8"?>
<math xmlns="http://www.w3.org/1998/Math/MathML">
  <semantics>
    <mrow>
      <mrow>
        <mi>A</mi>
        <mo stretchy="false">=</mo>
        <mfrac>
          <msub>
            <mi>F</mi>
            <mn>1</mn>
          </msub>
          <msubsup>
            <mo stretchy="false">ζ</mo>
            <mn>0</mn>
            <mo stretchy="false">γ</mo>
          </msubsup>
        </mfrac>
      </mrow>
    </mrow>
    <annotation encoding="StarMath 5.0">A = F_1 over %zeta_0^%gamma</annotation>
  </semantics>
</math>
</file>

<file path=Object 7/content.xml><?xml version="1.0" encoding="utf-8"?>
<math xmlns="http://www.w3.org/1998/Math/MathML">
  <semantics>
    <mrow>
      <mrow>
        <mi mathvariant="italic">out</mi>
        <mo stretchy="false">=</mo>
        <mi>A</mi>
      </mrow>
      <msup>
        <mo stretchy="false">ζ</mo>
        <mo stretchy="false">γ</mo>
      </msup>
    </mrow>
    <annotation encoding="StarMath 5.0">out = A %zeta^%gamma</annotation>
  </semantics>
</math>
</file>

<file path=Object 8/content.xml><?xml version="1.0" encoding="utf-8"?>
<math xmlns="http://www.w3.org/1998/Math/MathML">
  <semantics>
    <mrow>
      <mrow>
        <mi mathvariant="italic">out</mi>
        <mo stretchy="false">=</mo>
        <mi mathvariant="italic">interp</mi>
      </mrow>
      <mrow>
        <mo stretchy="false">(</mo>
        <mrow>
          <mi>x</mi>
          <mi>,</mi>
          <mi mathvariant="italic">data</mi>
        </mrow>
        <mo stretchy="false">)</mo>
      </mrow>
    </mrow>
    <annotation encoding="StarMath 5.0">out=interp(x,data)</annotation>
  </semantics>
</math>
</file>

<file path=Object 9/content.xml><?xml version="1.0" encoding="utf-8"?>
<math xmlns="http://www.w3.org/1998/Math/MathML">
  <semantics>
    <mrow>
      <mrow>
        <mi mathvariant="italic">out</mi>
        <mo stretchy="false">=</mo>
        <mi mathvariant="italic">interp</mi>
      </mrow>
      <mrow>
        <mo stretchy="false">(</mo>
        <mrow>
          <mo stretchy="false">α</mo>
          <mi>,</mi>
          <msub>
            <mi mathvariant="italic">data</mi>
            <mi mathvariant="italic">WaveDirection</mi>
          </msub>
        </mrow>
        <mo stretchy="false">)</mo>
      </mrow>
    </mrow>
    <annotation encoding="StarMath 5.0">out=interp(%alpha,data_WaveDirection)</annotation>
  </semantics>
</math>
</file>